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17c1a8" officeooo:paragraph-rsid="0017c1a8"/>
    </style:style>
    <style:style style:name="P2" style:family="paragraph" style:parent-style-name="Text_20_body">
      <style:text-properties fo:language="it" fo:country="IT" officeooo:rsid="00199d96" officeooo:paragraph-rsid="00199d96"/>
    </style:style>
    <style:style style:name="P3" style:family="paragraph" style:parent-style-name="Title">
      <style:text-properties fo:language="it" fo:country="IT"/>
    </style:style>
    <style:style style:name="P4" style:family="paragraph" style:parent-style-name="Text_20_body" style:list-style-name="L1">
      <style:text-properties fo:language="it" fo:country="IT" officeooo:rsid="0017c1a8" officeooo:paragraph-rsid="0017c1a8"/>
    </style:style>
    <style:style style:name="P5" style:family="paragraph" style:parent-style-name="Text_20_body" style:list-style-name="L1">
      <style:text-properties fo:language="it" fo:country="IT" officeooo:rsid="001c003d" officeooo:paragraph-rsid="001c003d"/>
    </style:style>
    <style:style style:name="P6" style:family="paragraph" style:parent-style-name="Text_20_body" style:list-style-name="L2">
      <style:text-properties fo:language="it" fo:country="IT" officeooo:rsid="00199d96" officeooo:paragraph-rsid="00199d96"/>
    </style:style>
    <style:style style:name="P7" style:family="paragraph" style:parent-style-name="Text_20_body">
      <style:text-properties fo:font-weight="bold" officeooo:rsid="001c5c49" officeooo:paragraph-rsid="001c5c49" style:font-weight-asian="bold" style:font-weight-complex="bold"/>
    </style:style>
    <style:style style:name="P8" style:family="paragraph" style:parent-style-name="Text_20_body">
      <style:text-properties fo:font-style="normal" style:text-underline-style="solid" style:text-underline-width="auto" style:text-underline-color="font-color" fo:font-weight="normal" officeooo:rsid="001c9c4c" officeooo:paragraph-rsid="001c9c4c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style:text-underline-style="solid" style:text-underline-width="auto" style:text-underline-color="font-color" fo:font-weight="normal" officeooo:rsid="001e6428" officeooo:paragraph-rsid="001e6428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style:text-underline-style="solid" style:text-underline-width="auto" style:text-underline-color="font-color" fo:font-weight="bold" officeooo:rsid="001c9c4c" officeooo:paragraph-rsid="001c9c4c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style:text-underline-style="solid" style:text-underline-width="auto" style:text-underline-color="font-color" fo:font-weight="bold" officeooo:rsid="001e6428" officeooo:paragraph-rsid="001e6428" style:font-style-asian="normal" style:font-weight-asian="bold" style:font-style-complex="normal" style:font-weight-complex="bold"/>
    </style:style>
    <style:style style:name="P12" style:family="paragraph" style:parent-style-name="Heading_20_1">
      <style:text-properties fo:language="it" fo:country="IT" officeooo:rsid="0017c1a8" officeooo:paragraph-rsid="0017c1a8"/>
    </style:style>
    <style:style style:name="P13" style:family="paragraph" style:parent-style-name="Heading_20_1">
      <style:text-properties fo:language="it" fo:country="IT" officeooo:rsid="001c5c49" officeooo:paragraph-rsid="001c5c49"/>
    </style:style>
    <style:style style:name="T1" style:family="text">
      <style:text-properties officeooo:rsid="001c003d"/>
    </style:style>
    <style:style style:name="T2" style:family="text">
      <style:text-properties fo:language="it" fo:country="IT"/>
    </style:style>
    <style:style style:name="T3" style:family="text">
      <style:text-properties fo:language="it" fo:country="IT" style:text-underline-style="none"/>
    </style:style>
    <style:style style:name="T4" style:family="text">
      <style:text-properties fo:language="it" fo:country="IT" style:text-underline-style="none" fo:font-weight="normal" style:font-weight-asian="normal" style:font-weight-complex="normal"/>
    </style:style>
    <style:style style:name="T5" style:family="text">
      <style:text-properties fo:language="it" fo:country="IT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ZIONE TECNICA</text:p>
      <text:h text:style-name="P12" text:outline-level="1"/>
      <text:h text:style-name="P13" text:outline-level="1">Schema relazionale</text:h>
      <text:p text:style-name="P7"><text:span text:style-name="T2">Bilancio:</text:span></text:p>
      <text:p text:style-name="P8"><text:span text:style-name="T2">id</text:span><text:span text:style-name="T3">, </text:span><text:span text:style-name="T2">i</text:span><text:span text:style-name="T3">b</text:span><text:span text:style-name="T2">a</text:span><text:span text:style-name="T3">n, </text:span><text:span text:style-name="T2">m</text:span><text:span text:style-name="T3">a</text:span><text:span text:style-name="T2">i</text:span><text:span text:style-name="T3">l, disponibilità, valore_iniziale, data_inizio, data_scadenza</text:span></text:p>
      <text:p text:style-name="P10"><text:span text:style-name="T3">Categoria:</text:span></text:p>
      <text:p text:style-name="P8"><text:span text:style-name="T2">nome</text:span><text:span text:style-name="T3">, </text:span><text:span text:style-name="T2">mail</text:span><text:span text:style-name="T3">, nome_padre, mail_padre, tipo</text:span></text:p>
      <text:p text:style-name="P10"><text:span text:style-name="T3">Categoria_bilancio: </text:span></text:p>
      <text:p text:style-name="P10"><text:span text:style-name="T5">id</text:span><text:span text:style-name="T4">, </text:span><text:span text:style-name="T5">mail</text:span><text:span text:style-name="T4">, </text:span><text:span text:style-name="T5">nome</text:span></text:p>
      <text:p text:style-name="P10"><text:span text:style-name="T3">Conto: </text:span></text:p>
      <text:p text:style-name="P11"><text:span text:style-name="T5">iban</text:span><text:span text:style-name="T4">, </text:span><text:span text:style-name="T5">m</text:span><text:span text:style-name="T4">a</text:span><text:span text:style-name="T5">i</text:span><text:span text:style-name="T4">l, tipologia, ammontare</text:span></text:p>
      <text:p text:style-name="P11"><text:span text:style-name="T3">Conto credito:</text:span></text:p>
      <text:p text:style-name="P9"><text:span text:style-name="T2">iban</text:span><text:span text:style-name="T3">, deposito_riferimento, tetto_max</text:span></text:p>
      <text:p text:style-name="P11"><text:span text:style-name="T3">Transazione:</text:span></text:p>
      <text:p text:style-name="P9"><text:span text:style-name="T2">iban</text:span><text:span text:style-name="T3">, </text:span><text:span text:style-name="T2">data_transazione</text:span><text:span text:style-name="T3">, mail, nome, type, descrizione</text:span></text:p>
      <text:p text:style-name="P11"><text:span text:style-name="T3">Transazione_programmata:</text:span></text:p>
      <text:p text:style-name="P11"><text:span text:style-name="T5">iban</text:span><text:span text:style-name="T4">, </text:span><text:span text:style-name="T5">data_transazione</text:span><text:span text:style-name="T4">, data_operativa</text:span></text:p>
      <text:h text:style-name="P12" text:outline-level="1">Dotazione software</text:h>
      <text:list xml:id="list3646288862982232100" text:style-name="L1">
        <text:list-item>
          <text:p text:style-name="P4">Pacchetto preconfigurato Postgres dbms/php etc</text:p>
        </text:list-item>
        <text:list-item>
          <text:p text:style-name="P4">pgAdmin</text:p>
        </text:list-item>
        <text:list-item>
          <text:p text:style-name="P4">pgAgent</text:p>
        </text:list-item>
        <text:list-item>
          <text:p text:style-name="P5">phpGraphLib</text:p>
        </text:list-item>
      </text:list>
      <text:p text:style-name="P1"><text:s/></text:p>
      <text:p text:style-name="P1">1. Necessario per ospitare la base di dati con schema relativo al progetto e lo schema pgagent, indispensabile per la corretta realizzazione dei jobs.</text:p>
      <text:p text:style-name="P1">2. Strumento di controllo dotato di interfaccia grafica, necessario per l'utilizzo di pgAgent.</text:p>
      <text:p text:style-name="P1">3. Utility per implementazione dei jobs per le operazioni che necessitano di trigger periodici e temporali.</text:p>
      <text:p text:style-name="P1"><text:soft-page-break/>4. Libreria utile per l'implementazione di grafici all'interno di pagine web.</text:p>
      <text:p text:style-name="P2">I linguaggi utili<text:span text:style-name="T1">zz</text:span>ati sono :</text:p>
      <text:list xml:id="list4962403626903753437" text:style-name="L2">
        <text:list-item>
          <text:p text:style-name="P6">plpgsql per le funzioni realizzate internamente alla base di dati .</text:p>
        </text:list-item>
        <text:list-item>
          <text:p text:style-name="P6">Php per le funzioni per l'implementazione dnell'interfaccia web e la comuicazione con la base di dati.</text:p>
        </text:list-item>
        <text:list-item>
          <text:p text:style-name="P6">Html per l'impaginazione delle contenuti web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1:13:29.339427426</meta:creation-date>
    <dc:date>2014-09-11T14:11:02.987816430</dc:date>
    <meta:editing-duration>PT1H37M44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30" meta:word-count="162" meta:character-count="1199" meta:non-whitespace-character-count="1070"/>
  </office:meta>
</office:document-meta>
</file>